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S PGothic" svg:font-family="'MS PGothic'" style:font-family-generic="system" style:font-pitch="variable"/>
    <style:font-face style:name="Nachlieli CLM" svg:font-family="'Nachlieli CLM'"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draw:auto-grow-height="false" fo:min-height="2.75cm" fo:min-width="3.5cm"/>
    </style:style>
    <style:style style:name="gr2" style:family="graphic" style:parent-style-name="standard">
      <style:graphic-properties svg:stroke-color="#ff1493" draw:fill="none" draw:textarea-vertical-align="middle" draw:auto-grow-height="false" fo:min-height="2.75cm" fo:min-width="3.5cm"/>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drawing>
      <draw:page draw:name="page1" draw:style-name="dp1" draw:master-page-name="Default">
        <draw:custom-shape draw:name="blueshape" draw:style-name="gr1" draw:text-style-name="P1" draw:layer="layout" svg:width="4cm" svg:height="3cm" draw:transform="rotate (-0.523598775598299) translate (1.5cm 0cm) matrix(1 0 0 -1 0cm 0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name="redoutline" draw:style-name="gr2" draw:text-style-name="P2" draw:layer="layout" svg:width="4cm" svg:height="3cm" draw:transform="rotate (-0.523598775598299) translate (1.5cm 0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S PGothic" svg:font-family="'MS PGothic'" style:font-family-generic="system" style:font-pitch="variable"/>
    <style:font-face style:name="Nachlieli CLM" svg:font-family="'Nachlieli CLM'"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ja" style:country-asian="JP" style:font-name-complex="Tahoma"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S PGothic" style:font-family-asian="'MS PGothic'"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Regina Henschel</meta:initial-creator>
    <meta:creation-date>2019-12-21T13:51:44.894000000</meta:creation-date>
    <dc:date>2019-12-21T14:39:14.733000000</dc:date>
    <dc:creator>Regina Henschel</dc:creator>
    <meta:editing-duration>PT4M53S</meta:editing-duration>
    <meta:editing-cycles>3</meta:editing-cycles>
    <meta:generator>dailyNoOpenGl/6.5.0.0.alpha0$Windows_X86_64 LibreOffice_project/790b5de8941d8f8d98c73ed1343289d7220211ad</meta:generator>
    <meta:document-statistic meta:object-count="2"/>
  </office:meta>
</office:document-meta>
</file>